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686e1" officeooo:paragraph-rsid="000686e1"/>
    </style:style>
    <style:style style:name="P2" style:family="paragraph" style:parent-style-name="Standard">
      <style:text-properties style:text-underline-style="none" officeooo:rsid="000686e1" officeooo:paragraph-rsid="000686e1"/>
    </style:style>
    <style:style style:name="P3" style:family="paragraph" style:parent-style-name="Standard" style:list-style-name="L1">
      <style:text-properties style:text-underline-style="none" officeooo:rsid="000686e1" officeooo:paragraph-rsid="000686e1"/>
    </style:style>
    <style:style style:name="P4" style:family="paragraph" style:parent-style-name="Standard" style:list-style-name="L3">
      <style:text-properties fo:font-style="italic" style:text-underline-style="none" officeooo:rsid="00074f0b" officeooo:paragraph-rsid="00074f0b" style:font-style-asian="italic" style:font-style-complex="italic"/>
    </style:style>
    <style:style style:name="P5" style:family="paragraph" style:parent-style-name="Standard" style:list-style-name="L3">
      <style:text-properties fo:font-style="italic" style:text-underline-style="none" officeooo:rsid="0007e491" officeooo:paragraph-rsid="0007e491" style:font-style-asian="italic" style:font-style-complex="italic"/>
    </style:style>
    <style:style style:name="P6" style:family="paragraph" style:parent-style-name="Standard" style:list-style-name="L3">
      <style:text-properties fo:font-style="italic" style:text-underline-style="none" officeooo:rsid="0007fa08" officeooo:paragraph-rsid="0007fa08" style:font-style-asian="italic" style:font-style-complex="italic"/>
    </style:style>
    <style:style style:name="P7" style:family="paragraph" style:parent-style-name="Standard" style:list-style-name="L3">
      <style:text-properties fo:font-style="italic" style:text-underline-style="none" officeooo:rsid="00090093" officeooo:paragraph-rsid="00090093" style:font-style-asian="italic" style:font-style-complex="italic"/>
    </style:style>
    <style:style style:name="P8" style:family="paragraph" style:parent-style-name="Standard" style:list-style-name="L3">
      <style:text-properties fo:font-style="italic" style:text-underline-style="none" officeooo:rsid="0009f80c" officeooo:paragraph-rsid="0009f80c" style:font-style-asian="italic" style:font-style-complex="italic"/>
    </style:style>
    <style:style style:name="P9" style:family="paragraph" style:parent-style-name="Standard" style:list-style-name="L1">
      <style:text-properties fo:font-style="normal" style:text-underline-style="none" officeooo:rsid="000686e1" officeooo:paragraph-rsid="000686e1" style:font-style-asian="normal" style:font-style-complex="normal"/>
    </style:style>
    <style:style style:name="P10" style:family="paragraph" style:parent-style-name="Standard" style:list-style-name="L3">
      <style:text-properties fo:font-style="normal" style:text-underline-style="none" officeooo:rsid="0006bcd1" officeooo:paragraph-rsid="0006bcd1" style:font-style-asian="normal" style:font-style-complex="normal"/>
    </style:style>
    <style:style style:name="P11" style:family="paragraph" style:parent-style-name="Standard" style:list-style-name="L1">
      <style:text-properties fo:font-style="normal" style:text-underline-style="none" officeooo:rsid="0007e491" officeooo:paragraph-rsid="0007e491" style:font-style-asian="normal" style:font-style-complex="normal"/>
    </style:style>
    <style:style style:name="P12" style:family="paragraph" style:parent-style-name="Standard" style:list-style-name="L1">
      <style:text-properties fo:font-style="normal" style:text-underline-style="none" officeooo:rsid="000aee2a" officeooo:paragraph-rsid="000aee2a" style:font-style-asian="normal" style:font-style-complex="normal"/>
    </style:style>
    <style:style style:name="P13" style:family="paragraph" style:parent-style-name="Standard" style:list-style-name="L1">
      <style:text-properties fo:font-style="normal" style:text-underline-style="solid" style:text-underline-width="auto" style:text-underline-color="font-color" officeooo:rsid="000686e1" officeooo:paragraph-rsid="000686e1" style:font-style-asian="normal" style:font-style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officeooo:rsid="0006bcd1" officeooo:paragraph-rsid="0006bcd1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7e491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7fa08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90093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9f80c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aee2a" style:font-style-asian="normal" style:font-weight-asian="normal" style:font-style-complex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aee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planets</text:p>
      <text:p text:style-name="P2"/>
      <text:list xml:id="list3704538751" text:style-name="L1">
        <text:list-item>
          <text:p text:style-name="P3">Earth</text:p>
          <text:list>
            <text:list-item>
              <text:p text:style-name="P3">Seat of intergalactic empire</text:p>
            </text:list-item>
            <text:list-item>
              <text:p text:style-name="P9">Should invoke <text:span text:style-name="T1">Blade Runner</text:span>’s earth.</text:p>
            </text:list-item>
            <text:list-item>
              <text:p text:style-name="P9">Smo<text:span text:style-name="T11">g</text:span>, etc. Clearly a dying planet</text:p>
            </text:list-item>
            <text:list-item>
              <text:p text:style-name="P13">Quests on Earth</text:p>
              <text:list>
                <text:list-item>
                  <text:p text:style-name="P13"><text:span text:style-name="T8">Every quest in the main questline is assigned on Earth, by the Galactic President</text:span></text:p>
                </text:list-item>
                <text:list-item>
                  <text:p text:style-name="P13"><text:span text:style-name="T8"/></text:p>
                </text:list-item>
              </text:list>
            </text:list-item>
          </text:list>
        </text:list-item>
        <text:list-item>
          <text:p text:style-name="P11">Gliese 581-g</text:p>
          <text:list>
            <text:list-item>
              <text:p text:style-name="P12">Resembles prehistoric Earth, with one Shanghai-like megalopolis</text:p>
            </text:list-item>
          </text:list>
        </text:list-item>
        <text:list-item>
          <text:p text:style-name="P12">Proxima Centauri b</text:p>
          <text:list>
            <text:list-item>
              <text:p text:style-name="P12">Should invoke <text:span text:style-name="T1">Star Wars</text:span>’ Hoth</text:p>
            </text:list-item>
            <text:list-item>
              <text:p text:style-name="P12">Icy Wasteland full fo caves and hostile animals</text:p>
            </text:list-item>
          </text:list>
        </text:list-item>
      </text:list>
      <text:p text:style-name="P14">List of Quests</text:p>
      <text:list xml:id="list3325493513" text:style-name="L3">
        <text:list-item>
          <text:p text:style-name="P10"><text:span text:style-name="T9">Main Questline</text:span></text:p>
          <text:list>
            <text:list-item>
              <text:p text:style-name="P4"><text:span text:style-name="T10">Essential Plot of the Main Questline: the main character conquers planets and quells revolutions at the behest of the Galactic President</text:span></text:p>
            </text:list-item>
            <text:list-item>
              <text:p text:style-name="P4"><text:span text:style-name="T2">Quest 1: “</text:span><text:span text:style-name="T4">Gliese 581-g” </text:span><text:span text:style-name="T2">After being promoted to captain of his own ship, the main character</text:span><text:span text:style-name="T3"> is ordered to “bring the planet Gliese 581-g to liberty under the empire.”</text:span></text:p>
              <text:list>
                <text:list-item>
                  <text:p text:style-name="P5"><text:span text:style-name="T2">Flying to Gliese 581-g is navigation tutorial.</text:span></text:p>
                </text:list-item>
                <text:list-item>
                  <text:p text:style-name="P5"><text:span text:style-name="T2">Upon arriving, the player discovers a planet similar to prehistoric Earth.</text:span></text:p>
                </text:list-item>
                <text:list-item>
                  <text:p text:style-name="P5"><text:span text:style-name="T2">The player is in charge of first bringing the capital city under imperial control</text:span></text:p>
                </text:list-item>
                <text:list-item>
                  <text:p text:style-name="P5"><text:span text:style-name="T2">Then, the player must crush the remaining dissidents.</text:span></text:p>
                </text:list-item>
                <text:list-item>
                  <text:p text:style-name="P6"><text:span text:style-name="T2">Finally, the player must install a compliant regime.</text:span></text:p>
                </text:list-item>
                <text:list-item>
                  <text:p text:style-name="P6"><text:span text:style-name="T2">If the player fails any of these tasks, the player is beheaded and must reload the last save.</text:span></text:p>
                </text:list-item>
                <text:list-item>
                  <text:p text:style-name="P6"><text:span text:style-name="T2">When the player succeeds, the player returns to Earth to receive a promotion, and their next assignment.</text:span></text:p>
                </text:list-item>
              </text:list>
            </text:list-item>
            <text:list-item>
              <text:p text:style-name="P6"><text:span text:style-name="T2">Quest 2: “</text:span><text:span text:style-name="T5">Counterterrorism” The player is ordered to defeat a group of human terrorists on Proxima Centauri b</text:span></text:p>
              <text:list>
                <text:list-item>
                  <text:p text:style-name="P7"><text:span text:style-name="T2">Flying ship to PCb</text:span></text:p>
                </text:list-item>
                <text:list-item>
                  <text:p text:style-name="P7"><text:span text:style-name="T2">Player discovers </text:span><text:span text:style-name="T6">icy wasteland</text:span></text:p>
                </text:list-item>
                <text:list-item>
                  <text:p text:style-name="P8"><text:span text:style-name="T2">Invokes Hoth from </text:span><text:span text:style-name="T10">Star Wars</text:span></text:p>
                </text:list-item>
                <text:list-item>
                  <text:p text:style-name="P8"><text:span text:style-name="T2">Terrorists are tough to defeat: use guerilla tactics and hide in tough-to-get places</text:span></text:p>
                </text:list-item>
                <text:list-item>
                  <text:p text:style-name="P8"><text:span text:style-name="T2">It should be clear that the terrorists are clearly in the right</text:span></text:p>
                </text:list-item>
                <text:list-item>
                  <text:p text:style-name="P8"><text:span text:style-name="T2">First, player must </text:span><text:span text:style-name="T7">find the terrorists. Then, the player must lead their company into the caves and exterminate the terrorists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5:56:19.420753769</meta:creation-date>
    <dc:date>2018-06-13T17:19:42.240472856</dc:date>
    <meta:editing-duration>PT10M4S</meta:editing-duration>
    <meta:editing-cycles>1</meta:editing-cycles>
    <meta:document-statistic meta:table-count="0" meta:image-count="0" meta:object-count="0" meta:page-count="1" meta:paragraph-count="31" meta:word-count="304" meta:character-count="1701" meta:non-whitespace-character-count="1456"/>
    <meta:generator>LibreOffice/6.0.3.2$MacOSX_X86_64 LibreOffice_project/8f48d515416608e3a835360314dac7e47fd0b821</meta:generator>
  </office:meta>
</office:document-meta>
</file>